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8d59" officeooo:paragraph-rsid="001e8d59"/>
    </style:style>
    <style:style style:name="P2" style:family="paragraph" style:parent-style-name="Standard">
      <style:text-properties officeooo:rsid="001f93ad" officeooo:paragraph-rsid="001f93ad"/>
    </style:style>
    <style:style style:name="P3" style:family="paragraph" style:parent-style-name="Standard">
      <style:text-properties officeooo:rsid="001f93ad" officeooo:paragraph-rsid="00211333"/>
    </style:style>
    <style:style style:name="P4" style:family="paragraph" style:parent-style-name="Standard">
      <style:text-properties officeooo:rsid="001f93ad" officeooo:paragraph-rsid="002161d1"/>
    </style:style>
    <style:style style:name="P5" style:family="paragraph" style:parent-style-name="Standard">
      <style:text-properties officeooo:rsid="002161d1" officeooo:paragraph-rsid="002161d1"/>
    </style:style>
    <style:style style:name="T1" style:family="text">
      <style:text-properties officeooo:rsid="001ff6b5"/>
    </style:style>
    <style:style style:name="T2" style:family="text">
      <style:text-properties officeooo:rsid="00211333"/>
    </style:style>
    <style:style style:name="T3" style:family="text">
      <style:text-properties officeooo:rsid="002161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édure init_grille</text:p>
      <text:p text:style-name="P1">initialise la grille de jeu </text:p>
      <text:p text:style-name="P1">paramètre :</text:p>
      <text:p text:style-name="P1">i ( E): entier, le nombre de ligne de la grille</text:p>
      <text:p text:style-name="P1">j(E) : entier, le nombre de colonne de la grille</text:p>
      <text:p text:style-name="P1"/>
      <text:p text:style-name="P1">procédure afficher_grille</text:p>
      <text:p text:style-name="P1">affiche la grille de jeu</text:p>
      <text:p text:style-name="P1">paramètre :</text:p>
      <text:p text:style-name="P1">i ( E): entier, le nombre de ligne de la grille</text:p>
      <text:p text:style-name="P1">j(E) : entier, le nombre de colonne de la grille</text:p>
      <text:p text:style-name="P1"/>
      <text:p text:style-name="P1">fonction demande_colonne</text:p>
      <text:p text:style-name="P1">demande dans quelle colonne le joueur veut mettre un pion</text:p>
      <text:p text:style-name="P1">paramètre :</text:p>
      <text:p text:style-name="P1">col (E\S) : entier, la colonne où le joueur veut mettre un pion</text:p>
      <text:p text:style-name="P1">résultat :</text:p>
      <text:p text:style-name="P1">entier, colonne où le joueur met un pion</text:p>
      <text:p text:style-name="P1"/>
      <text:p text:style-name="P1">fonction case_joué</text:p>
      <text:p text:style-name="P1">regarde quel case de la colonne demandé est vide pour posé un pion</text:p>
      <text:p text:style-name="P1">paramètre :</text:p>
      <text:p text:style-name="P1">col (E) : entier, la colonne choisie pour jouer</text:p>
      <text:p text:style-name="P1">lig (S) : entier, case vide où le pion peut être jouer</text:p>
      <text:p text:style-name="P1">résultat :</text:p>
      <text:p text:style-name="P1">entier, case où le pion peut être poser </text:p>
      <text:p text:style-name="P1"/>
      <text:p text:style-name="P1">fonction gagne_horizontal</text:p>
      <text:p text:style-name="P1">retourne vrai si il y a 4 pions alignés horizontalement à la suite</text:p>
      <text:p text:style-name="P1">paramètre</text:p>
      <text:p text:style-name="P1">col(E) : entier, la colonne où le joueur a joué</text:p>
      <text:p text:style-name="P1">lig(E) : entier , la ligne où le joueur a joué</text:p>
      <text:p text:style-name="P1">résultat :</text:p>
      <text:p text:style-name="P1">booléen, retourne vrai si le joueur a aligné 4 pions horizontalement</text:p>
      <text:p text:style-name="P1"/>
      <text:p text:style-name="P1">fonction gagne_vertical</text:p>
      <text:p text:style-name="P1">retourne vrai si il y a 4 pions alignés verticalement à la suite</text:p>
      <text:p text:style-name="P1">paramètre</text:p>
      <text:p text:style-name="P1">col(E) : entier, la colonne où le joueur a joué</text:p>
      <text:p text:style-name="P1">lig(E) : entier , la ligne où le joueur a joué</text:p>
      <text:p text:style-name="P1">résultat :</text:p>
      <text:p text:style-name="P1">booléen, retourne vrai si le joueur a aligné 4 pions verticalement</text:p>
      <text:p text:style-name="P1"/>
      <text:p text:style-name="P1">fonction gagne_diagonal</text:p>
      <text:p text:style-name="P1">retourne vrai si il y a 4 pions alignés diagonalement à la suite</text:p>
      <text:p text:style-name="P1">paramètre</text:p>
      <text:p text:style-name="P1">col(E) : entier, la colonne où le joueur a joué</text:p>
      <text:p text:style-name="P1">lig(E) : entier , la ligne où le joueur a joué</text:p>
      <text:p text:style-name="P1">résultat :</text:p>
      <text:p text:style-name="P1">booléen, retourne vrai si le joueur a aligné 4 pions diagonalement</text:p>
      <text:p text:style-name="P1"/>
      <text:p text:style-name="P1"/>
      <text:p text:style-name="P1"><text:soft-page-break/>programme principal :</text:p>
      <text:p text:style-name="P1"/>
      <text:p text:style-name="P1">programme puissance 4 c’est</text:p>
      <text:p text:style-name="P1">constante entier égalité = 42 ;</text:p>
      <text:p text:style-name="P1">grille[i][j]:caractère ;</text:p>
      <text:p text:style-name="P2">début</text:p>
      <text:p text:style-name="P2"><text:tab/>gagnant : booléen ;</text:p>
      <text:p text:style-name="P2"><text:tab/><text:span text:style-name="T1">joueur</text:span>: entier ;</text:p>
      <text:p text:style-name="P2"><text:tab/>joueur1, joueur 2: entier ;</text:p>
      <text:p text:style-name="P2"><text:tab/>pion : caractere ;</text:p>
      <text:p text:style-name="P2"><text:tab/>nb_coup:entier</text:p>
      <text:p text:style-name="P2"><text:tab/>ligne, colonne : entier ;</text:p>
      <text:p text:style-name="P2"><text:tab/>init_grille (i, j) ;</text:p>
      <text:p text:style-name="P2"><text:tab/>afficher_tableau (i,j) ;</text:p>
      <text:p text:style-name="P2"><text:tab/><text:span text:style-name="T2">gagnant := False ;</text:span></text:p>
      <text:p text:style-name="P2"><text:tab/><text:span text:style-name="T2">nb_coup := 0 ;</text:span></text:p>
      <text:p text:style-name="P2"><text:tab/>eE (« age du premier joueur ») ;</text:p>
      <text:p text:style-name="P2"><text:tab/>lC (joueur1) ;</text:p>
      <text:p text:style-name="P2"><text:tab/>eE (« age du deuxième joueur ») ;</text:p>
      <text:p text:style-name="P2"><text:tab/>lC (joueur 2) ;</text:p>
      <text:p text:style-name="P2"><text:tab/>si (joueur1 ≥ joueur2) alors</text:p>
      <text:p text:style-name="P2"><text:tab/><text:tab/><text:span text:style-name="T1">joueur</text:span> := 1 ;</text:p>
      <text:p text:style-name="P2"><text:tab/><text:tab/><text:span text:style-name="T1">eE (« le joueur 1 commence ») ;</text:span></text:p>
      <text:p text:style-name="P2"><text:tab/>sinon</text:p>
      <text:p text:style-name="P2"><text:tab/><text:tab/><text:span text:style-name="T1">joueur</text:span> := 2 ;</text:p>
      <text:p text:style-name="P2"><text:tab/><text:tab/><text:span text:style-name="T1">eE (« le joueur 2 commence ») ;</text:span></text:p>
      <text:p text:style-name="P2"><text:tab/>fin alors</text:p>
      <text:p text:style-name="P2"><text:tab/>tant que ( gagnant != True || nb_coup != égalité) <text:span text:style-name="T3">faire</text:span></text:p>
      <text:p text:style-name="P2"><text:tab/><text:tab/><text:span text:style-name="T1">joueur := (joueur+1)%2 ;</text:span></text:p>
      <text:p text:style-name="P2"><text:tab/><text:tab/><text:span text:style-name="T1">colonne := demande_colonne (colonne) ;</text:span></text:p>
      <text:p text:style-name="P2"><text:tab/><text:tab/><text:span text:style-name="T1">ligne := case_joué (colonne) ;</text:span></text:p>
      <text:p text:style-name="P2"><text:tab/><text:tab/><text:span text:style-name="T1">si (joueur == 0) alors</text:span></text:p>
      <text:p text:style-name="P2"><text:tab/><text:tab/><text:tab/><text:span text:style-name="T1">pion := ‘X’ ;</text:span></text:p>
      <text:p text:style-name="P2"><text:tab/><text:tab/><text:span text:style-name="T1">sinon</text:span></text:p>
      <text:p text:style-name="P2"><text:tab/><text:tab/><text:tab/><text:span text:style-name="T1">pion := ‘O’ ;</text:span></text:p>
      <text:p text:style-name="P2"><text:tab/><text:tab/><text:span text:style-name="T1">fin alors</text:span></text:p>
      <text:p text:style-name="P2"><text:tab/><text:tab/><text:span text:style-name="T1">grille[colonne][ligne] := pion ;</text:span></text:p>
      <text:p text:style-name="P3"><text:tab/><text:tab/><text:span text:style-name="T2">si ( gagne_horizontal(colonne, ligne) == True) alors</text:span></text:p>
      <text:p text:style-name="P3"><text:tab/><text:tab/><text:tab/><text:span text:style-name="T2">gagnant := True ;</text:span></text:p>
      <text:p text:style-name="P3"><text:tab/><text:tab/><text:span text:style-name="T2">sinon si ( gagne_vertical(colonne, ligne) == True) alors</text:span></text:p>
      <text:p text:style-name="P3"><text:tab/><text:tab/><text:tab/><text:span text:style-name="T2">gagnant := True ;</text:span></text:p>
      <text:p text:style-name="P3"><text:tab/><text:tab/><text:span text:style-name="T2">sinon si ( gagne_diagonal(colonne, ligne) == True) alors</text:span></text:p>
      <text:p text:style-name="P3"><text:tab/><text:tab/><text:tab/><text:span text:style-name="T2">gagnant := True ;</text:span></text:p>
      <text:p text:style-name="P3"><text:tab/><text:tab/><text:span text:style-name="T2">fin alors</text:span></text:p>
      <text:p text:style-name="P3"><text:tab/><text:tab/><text:span text:style-name="T2">nb_coup = nb coup +1 ;</text:span></text:p>
      <text:p text:style-name="P4"><text:tab/><text:tab/><text:span text:style-name="T2">afficher_tableau(i,</text:span><text:span text:style-name="T3">j</text:span><text:span text:style-name="T2">) ;</text:span></text:p>
      <text:p text:style-name="P4"><text:tab/><text:span text:style-name="T3">fin faire</text:span></text:p>
      <text:p text:style-name="P4"><text:tab/><text:span text:style-name="T3">eE (« le gagnant est : », joueur) ;</text:span></text:p>
      <text:p text:style-name="P5">Fi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3T15:40:37.440000000</meta:creation-date>
    <dc:date>2022-10-23T22:07:49.991000000</dc:date>
    <meta:editing-duration>PT6H27M10S</meta:editing-duration>
    <meta:editing-cycles>7</meta:editing-cycles>
    <meta:generator>LibreOffice/7.4.1.2$Windows_X86_64 LibreOffice_project/3c58a8f3a960df8bc8fd77b461821e42c061c5f0</meta:generator>
    <meta:document-statistic meta:table-count="0" meta:image-count="0" meta:object-count="0" meta:page-count="2" meta:paragraph-count="92" meta:word-count="505" meta:character-count="2715" meta:non-whitespace-character-count="2231"/>
  </office:meta>
</office:document-meta>
</file>